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padding="0.0193in" fo:border="0.0008in solid #e3e3e3"/>
    </style:style>
    <style:style style:name="T1" style:family="text">
      <style:text-properties fo:font-variant="normal" fo:text-transform="none" fo:color="#0d0d0d" style:font-name="S hn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My core strengths as a software developer:</text:span></text:p>
      <text:p text:style-name="Standard"><text:span text:style-name="T1"/></text:p>
      <text:p text:style-name="Text_20_body"><text:span text:style-name="T1"><text:line-break/></text:span></text:p>
      <text:p text:style-name="Text_20_body"><text:span text:style-name="T1">My core strengths as a software developer lie primarily in full stack development, where I thrive on creating seamless and dynamic web applications that deliver exceptional user experiences. With a keen focus on web development, I possess a diverse range of experience across various development realms, including desktop applications, ML and NLP, although my primary expertise remains centered around web-based solutions. </text:span></text:p>
      <text:p text:style-name="Text_20_body"><text:span text:style-name="T1"/></text:p>
      <text:p text:style-name="Text_20_body"><text:span text:style-name="T1">Throughout my career journey, I've had the privilege of assuming leadership roles, notably as a team leader during my latest web application project within my internship. This experience not only honed my technical skills but also instilled in me a deep understanding of effective project management, collaboration, and the importance of delivering high-quality results on time.</text:span></text:p>
      <text:p text:style-name="Text_20_body"><text:span text:style-name="T1"/></text:p>
      <text:p text:style-name="Text_20_body"><text:span text:style-name="T1">At the core of my technical arsenal are robust languages and frameworks, including TypeScript, JavaScript, Python, React, FastAPI, Node.js, Express, Firebase, and more. I leverage these tools with precision and creativity to craft innovative solutions that exceed expectations and push boundaries in software development.</text:span></text:p>
      <text:p text:style-name="Text_20_body"><text:span text:style-name="T1"/></text:p>
      <text:p text:style-name="Text_20_body"><text:span text:style-name="T1">Driven by a profound passion and unwavering dedication to my craft, software development isn't just a career for me—it's a calling. I am committed to continuous learning, staying abreast of emerging technologies, and refining my skills to remain at the forefront of the ever-evolving tech landscape.</text:span></text:p>
      <text:p text:style-name="Text_20_body"><text:span text:style-name="T1"/></text:p>
      <text:p text:style-name="Text_20_body"><text:span text:style-name="T1">In summary, my expertise in full stack development, coupled with my experience in leadership roles, strong foundation in cutting-edge technologies, and unwavering passion for software development, positions me as a valuable asset capable of tackling complex challenges and driving success in any project or team environ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46S</meta:editing-duration>
    <meta:editing-cycles>7</meta:editing-cycles>
    <meta:generator>OpenOffice/4.1.14$Win32 OpenOffice.org_project/4114m1$Build-9811</meta:generator>
    <dc:date>2024-03-25T11:44:33.10</dc:date>
    <meta:document-statistic meta:table-count="0" meta:image-count="0" meta:object-count="0" meta:page-count="1" meta:paragraph-count="7" meta:word-count="260" meta:character-count="1788"/>
    <meta:user-defined meta:name="Info 1"/>
    <meta:user-defined meta:name="Info 2"/>
    <meta:user-defined meta:name="Info 3"/>
    <meta:user-defined meta:name="Info 4"/>
  </office:meta>
</office:document-meta>
</file>